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801cm" fo:break-before="auto" style:use-optimal-row-height="fals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727cm" fo:break-before="auto" style:use-optimal-row-height="true"/>
    </style:style>
    <style:style style:name="ro6" style:family="table-row">
      <style:table-row-properties style:row-height="0.605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552cm" fo:break-before="auto" style:use-optimal-row-height="true"/>
    </style:style>
    <style:style style:name="ro10" style:family="table-row">
      <style:table-row-properties style:row-height="1.199cm" fo:break-before="auto" style:use-optimal-row-height="false"/>
    </style:style>
    <style:style style:name="ro11" style:family="table-row">
      <style:table-row-properties style:row-height="0.52cm" fo:break-before="auto" style:use-optimal-row-height="false"/>
    </style:style>
    <style:style style:name="ro12" style:family="table-row">
      <style:table-row-properties style:row-height="1.799cm" fo:break-before="auto" style:use-optimal-row-height="fals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2" style:family="table" style:master-page-name="Default">
      <style:table-properties table:display="true" style:writing-mode="lr-tb" table:tab-color="#443205"/>
    </style:style>
    <style:style style:name="ta13" style:family="table" style:master-page-name="Default">
      <style:table-properties table:display="true" style:writing-mode="lr-tb" table:tab-color="#168253"/>
    </style:style>
    <style:style style:name="ce7" style:family="table-cell" style:parent-style-name="ConstantValue" style:data-style-name="N81"/>
    <style:style style:name="ce8" style:family="table-cell" style:parent-style-name="CalcResult" style:data-style-name="N0"/>
    <style:style style:name="ce9" style:family="table-cell" style:parent-style-name="InterimResult">
      <style:table-cell-properties style:text-align-source="fix" style:repeat-content="false"/>
      <style:paragraph-properties fo:text-align="center" fo:margin-left="0cm"/>
    </style:style>
    <style:style style:name="ce21" style:family="table-cell" style:parent-style-name="CalcColorBox"/>
    <style:style style:name="ce22" style:family="table-cell" style:parent-style-name="Input" style:data-style-name="N81"/>
    <style:style style:name="ce23" style:family="table-cell" style:parent-style-name="Calc" style:data-style-name="N81"/>
    <style:style style:name="ce25" style:family="table-cell" style:parent-style-name="Input">
      <style:table-cell-properties style:cell-protect="none" style:print-content="true"/>
    </style:style>
    <style:style style:name="ce14" style:family="table-cell" style:parent-style-name="Input" style:data-style-name="N115"/>
    <style:style style:name="ce17" style:family="table-cell" style:parent-style-name="CalcResultScientific" style:data-style-name="N0"/>
    <style:style style:name="ce18" style:family="table-cell" style:parent-style-name="InterimResult">
      <style:text-properties style:font-name="DejaVu Sans1"/>
    </style:style>
    <style:style style:name="ce15" style:family="table-cell" style:parent-style-name="ConstantValue" style:data-style-name="N81"/>
    <style:style style:name="ce16" style:family="table-cell" style:parent-style-name="CalcResult" style:data-style-name="N0"/>
    <style:style style:name="ce19" style:family="table-cell" style:parent-style-name="InterimResult">
      <style:table-cell-properties style:text-align-source="fix" style:repeat-content="false"/>
      <style:paragraph-properties fo:text-align="center" fo:margin-left="0cm"/>
    </style:style>
    <style:style style:name="ce20" style:family="table-cell" style:parent-style-name="CalcColorBox"/>
    <style:style style:name="ce24" style:family="table-cell" style:parent-style-name="Input" style:data-style-name="N81"/>
    <style:style style:name="ce26" style:family="table-cell" style:parent-style-name="Calc" style:data-style-name="N81"/>
    <style:style style:name="ce27" style:family="table-cell" style:parent-style-name="Input">
      <style:table-cell-properties style:cell-protect="none" style:print-content="true"/>
    </style:style>
    <style:style style:name="ce28" style:family="table-cell" style:parent-style-name="Input" style:data-style-name="N115"/>
    <style:style style:name="ce29" style:family="table-cell" style:parent-style-name="CalcResultScientific" style:data-style-name="N0"/>
    <style:style style:name="ce3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6">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6">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6">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6">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6">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table-cell/>
          <table:table-cell office:value-type="string" calcext:value-type="string">
            <text:p>v0.21 (2024-09-08)</text:p>
          </table:table-cell>
          <table:table-cell office:value-type="string" calcext:value-type="string">
            <text:p>New converter: DMS ↔ degrees; new calculator: Rick damage</text:p>
          </table:table-cell>
          <table:table-cell table:number-columns-repeated="61"/>
        </table:table-row>
        <table:table-row table:style-name="ro4" table:number-rows-repeated="104851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5"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HMS ↔ degre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8"/>
          <table:table-cell table:style-name="InterimResult" table:number-columns-repeated="4"/>
          <table:table-cell table:number-columns-repeated="5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51"/>
        </table:table-row>
        <table:table-row table:style-name="ro8">
          <table:table-cell/>
          <table:table-cell table:style-name="CalcSeparator" table:number-columns-repeated="8"/>
          <table:table-cell table:style-name="InterimResult" table:number-columns-repeated="4"/>
          <table:table-cell table:number-columns-repeated="51"/>
        </table:table-row>
        <table:table-row table:style-name="ro8">
          <table:table-cell/>
          <table:table-cell table:style-name="Calc" table:number-columns-repeated="8"/>
          <table:table-cell table:style-name="InterimResult" table:number-columns-repeated="4"/>
          <table:table-cell table:number-columns-repeated="5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e16" table:formula="of:=CONCATENATE(INT([.J48]); &quot;h&quot;; INT([.L48]); &quot;m&quot;; ROUND([.M48]; 0); &quot;s&quot;)" office:value-type="string" office:string-value="8h27m22s" calcext:value-type="string">
            <text:p>8h27m22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ROUND(ABS([.B48]) - INT(ABS([.B48])); 4)" office:value-type="float" office:value="0.456" calcext:value-type="float">
            <text:p>0,456</text:p>
          </table:table-cell>
          <table:table-cell table:style-name="InterimResult" table:formula="of:=ROUND([.K48] * 60; 4)" office:value-type="float" office:value="27.36" calcext:value-type="float">
            <text:p>27,36</text:p>
          </table:table-cell>
          <table:table-cell table:style-name="InterimResult" table:formula="of:=ROUND(([.L48] - INT([.L48])) * 60; 4)" office:value-type="float" office:value="21.6" calcext:value-type="float">
            <text:p>21,6</text:p>
          </table:table-cell>
          <table:table-cell table:number-columns-repeated="51"/>
        </table:table-row>
        <table:table-row table:style-name="ro8">
          <table:table-cell/>
          <table:table-cell table:style-name="CalcBoxBottom" table:number-columns-repeated="8"/>
          <table:table-cell table:style-name="InterimResult" table:number-columns-repeated="4"/>
          <table:table-cell table:number-columns-repeated="51"/>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D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row>
        <table:table-row table:style-name="ro8">
          <table:table-cell/>
          <table:table-cell table:style-name="Input" office:value-type="float" office:value="120" calcext:value-type="float">
            <text:p>120</text:p>
          </table:table-cell>
          <table:table-cell table:style-name="Calc" office:value-type="string" calcext:value-type="string">
            <text:p>°</text:p>
          </table:table-cell>
          <table:table-cell table:style-name="Input" office:value-type="float" office:value="34" calcext:value-type="float">
            <text:p>34</text:p>
          </table:table-cell>
          <table:table-cell table:style-name="Calc" office:value-type="string" calcext:value-type="string">
            <text:p>’</text:p>
          </table:table-cell>
          <table:table-cell table:style-name="Input" office:value-type="float" office:value="56" calcext:value-type="float">
            <text:p>56</text:p>
          </table:table-cell>
          <table:table-cell table:style-name="Calc" office:value-type="string" calcext:value-type="string">
            <text:p>” =</text:p>
          </table:table-cell>
          <table:table-cell table:style-name="CalcResult" table:formula="of:=FIXED([.J54]; 4)" office:value-type="string" office:string-value="120,5822" calcext:value-type="string">
            <text:p>120,5822</text:p>
          </table:table-cell>
          <table:table-cell table:style-name="Calc" office:value-type="string" calcext:value-type="string">
            <text:p>°</text:p>
          </table:table-cell>
          <table:table-cell table:style-name="InterimResult" table:formula="of:=[.B54] + (SIGN([.B54]) * [.D54] * (1 / 60)) + (SIGN([.B54]) * [.F54] * (1 / 3600))" office:value-type="float" office:value="120.582222222222" calcext:value-type="float">
            <text:p>120,582222222222</text:p>
          </table:table-cell>
          <table:table-cell table:style-name="InterimResult" table:number-columns-repeated="3"/>
          <table:table-cell table:number-columns-repeated="51"/>
        </table:table-row>
        <table:table-row table:style-name="ro8">
          <table:table-cell/>
          <table:table-cell table:style-name="CalcSeparator" table:number-columns-repeated="8"/>
          <table:table-cell table:style-name="InterimResult" table:number-columns-repeated="4"/>
          <table:table-cell table:number-columns-repeated="51"/>
        </table:table-row>
        <table:table-row table:style-name="ro8">
          <table:table-cell/>
          <table:table-cell table:style-name="Calc" table:number-columns-repeated="8"/>
          <table:table-cell table:style-name="InterimResult" table:number-columns-repeated="4"/>
          <table:table-cell table:number-columns-repeated="5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57]); &quot;°&quot;; ROUNDDOWN([.L57]); &quot;’&quot;; ROUND([.M57]; 0); &quot;”&quot;)" office:value-type="string" office:string-value="123°27’22”" calcext:value-type="string">
            <text:p>123°27’22”</text:p>
          </table:table-cell>
          <table:table-cell table:style-name="Calc" table:number-columns-repeated="5"/>
          <table:table-cell table:style-name="InterimResult" table:formula="of:=INT([.B57])" office:value-type="float" office:value="123" calcext:value-type="float">
            <text:p>123</text:p>
          </table:table-cell>
          <table:table-cell table:style-name="InterimResult" table:formula="of:=ROUND(ABS([.B57]) - INT(ABS([.B57])); 4)" office:value-type="float" office:value="0.456" calcext:value-type="float">
            <text:p>0,456</text:p>
          </table:table-cell>
          <table:table-cell table:style-name="InterimResult" table:formula="of:=ROUND([.K57] * 60; 4)" office:value-type="float" office:value="27.36" calcext:value-type="float">
            <text:p>27,36</text:p>
          </table:table-cell>
          <table:table-cell table:style-name="InterimResult" table:formula="of:=ROUND(([.L57] - INT([.L57])) * 60; 4)" office:value-type="float" office:value="21.6" calcext:value-type="float">
            <text:p>21,6</text:p>
          </table:table-cell>
          <table:table-cell table:number-columns-repeated="51"/>
        </table:table-row>
        <table:table-row table:style-name="ro8">
          <table:table-cell/>
          <table:table-cell table:style-name="CalcBoxBottom" table:number-columns-repeated="8"/>
          <table:table-cell table:style-name="InterimResult" table:number-columns-repeated="4"/>
          <table:table-cell table:number-columns-repeated="51"/>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Degrees ↔ radian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63]; 8)" office:value-type="float" office:value="2.14675498" calcext:value-type="float">
            <text:p>2,14675498</text:p>
          </table:table-cell>
          <table:table-cell table:style-name="Calc" office:value-type="string" calcext:value-type="string">
            <text:p>rad</text:p>
          </table:table-cell>
          <table:table-cell table:style-name="InterimResult" table:formula="of:=RADIANS([.B63])" office:value-type="float" office:value="2.14675497995303" calcext:value-type="float">
            <text:p>2,14675497995303</text:p>
          </table:table-cell>
          <table:table-cell table:number-columns-repeated="4"/>
          <table:table-cell table:style-name="InterimResult" table:number-columns-repeated="6"/>
          <table:table-cell table:number-columns-repeated="4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66]; 8)" office:value-type="float" office:value="70.4738088" calcext:value-type="float">
            <text:p>70,4738088</text:p>
          </table:table-cell>
          <table:table-cell table:style-name="Calc" office:value-type="string" calcext:value-type="string">
            <text:p>°</text:p>
          </table:table-cell>
          <table:table-cell table:style-name="InterimResult" table:formula="of:=DEGREES([.B66])" office:value-type="float" office:value="70.4738088010913" calcext:value-type="float">
            <text:p>70,4738088010913</text:p>
          </table:table-cell>
          <table:table-cell table:number-columns-repeated="4"/>
          <table:table-cell table:style-name="InterimResult" table:number-columns-repeated="6"/>
          <table:table-cell table:number-columns-repeated="4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4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Equatorial ↔ galactic coordinat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5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5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9" office:value-type="string" calcext:value-type="string">
            <text:p>b</text:p>
          </table:table-cell>
          <table:table-cell table:style-name="InterimResult" table:number-columns-repeated="3"/>
          <table:table-cell table:style-name="ce19" office:value-type="string" calcext:value-type="string">
            <text:p>l</text:p>
          </table:table-cell>
          <table:table-cell table:number-columns-repeated="52"/>
        </table:table-row>
        <table:table-row table:style-name="ro8">
          <table:table-cell/>
          <table:table-cell table:style-name="Calc" office:value-type="string" calcext:value-type="string">
            <text:p>Galactic longitude (l):</text:p>
          </table:table-cell>
          <table:table-cell table:style-name="CalcResult" table:formula="of:=ROUND([.L74];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74];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73])) * SIN([.H$72]) + COS(RADIANS([.E73])) * COS([.H$72]) * COS(RADIANS([.C73]) - [.G$72]))" office:value-type="float" office:value="0.569390752112534" calcext:value-type="float">
            <text:p>0,569390752112534</text:p>
          </table:table-cell>
          <table:table-cell table:style-name="InterimResult" table:formula="of:=DEGREES([.G74])" office:value-type="float" office:value="32.6236869898278" calcext:value-type="float">
            <text:p>32,6236869898278</text:p>
          </table:table-cell>
          <table:table-cell table:style-name="InterimResult" table:formula="of:=SIN(RADIANS([.C73]) - [.G$72]) * COS(RADIANS([.E73])) / COS([.G74])" office:value-type="float" office:value="-0.788226853433798" calcext:value-type="float">
            <text:p>-0,788226853433798</text:p>
          </table:table-cell>
          <table:table-cell table:style-name="InterimResult" table:formula="of:=(SIN(RADIANS([.E73])) * COS([.$H$72]) - COS(RADIANS([.E73])) * SIN([.$H$72]) * COS(RADIANS([.C73]) - [.$G$72])) / COS([.K5])" office:value-type="float" office:value="0.51829527012459" calcext:value-type="float">
            <text:p>0,51829527012459</text:p>
          </table:table-cell>
          <table:table-cell table:style-name="InterimResult" table:formula="of:=IF([.J74]&gt;0;-ASIN([.I74])+[.$I$72];-PI()+ASIN([.I74])+[.$I$72])" office:value-type="float" office:value="3.05349045029143" calcext:value-type="float">
            <text:p>3,05349045029143</text:p>
          </table:table-cell>
          <table:table-cell table:style-name="InterimResult" table:formula="of:=MOD(DEGREES([.K74]);360)" office:value-type="float" office:value="174.9521155852" calcext:value-type="float">
            <text:p>174,9521155852</text:p>
          </table:table-cell>
          <table:table-cell table:number-columns-repeated="52"/>
        </table:table-row>
        <table:table-row table:style-name="ro8">
          <table:table-cell/>
          <table:table-cell table:style-name="CalcSeparator" table:number-columns-repeated="5"/>
          <table:table-cell table:style-name="InterimResult" table:number-columns-repeated="6"/>
          <table:table-cell table:number-columns-repeated="52"/>
        </table:table-row>
        <table:table-row table:style-name="ro8">
          <table:table-cell/>
          <table:table-cell table:style-name="Calc" table:number-columns-repeated="5"/>
          <table:table-cell table:style-name="InterimResult" table:number-columns-repeated="6"/>
          <table:table-cell table:number-columns-repeated="5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5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9" office:value-type="string" calcext:value-type="string">
            <text:p>δ</text:p>
          </table:table-cell>
          <table:table-cell table:style-name="InterimResult" table:number-columns-repeated="3"/>
          <table:table-cell table:style-name="ce19" office:value-type="string" calcext:value-type="string">
            <text:p>α</text:p>
          </table:table-cell>
          <table:table-cell table:number-columns-repeated="52"/>
        </table:table-row>
        <table:table-row table:style-name="ro8">
          <table:table-cell/>
          <table:table-cell table:style-name="Calc" office:value-type="string" calcext:value-type="string">
            <text:p>Right ascension (α):</text:p>
          </table:table-cell>
          <table:table-cell table:style-name="CalcResult" table:formula="of:=ROUND([.L79];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9];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78])) * SIN([.H$72]) + COS(RADIANS([.E78])) * COS([.H$72]) * COS([.$I$72] - RADIANS([.C78])))" office:value-type="float" office:value="1.25887661997122" calcext:value-type="float">
            <text:p>1,25887661997122</text:p>
          </table:table-cell>
          <table:table-cell table:style-name="InterimResult" table:formula="of:=DEGREES([.G79])" office:value-type="float" office:value="72.1283172520455" calcext:value-type="float">
            <text:p>72,1283172520455</text:p>
          </table:table-cell>
          <table:table-cell table:style-name="InterimResult" table:formula="of:=COS(RADIANS([.E78])) * SIN([.$I$72] - RADIANS([.C78])) / COS([.G79])" office:value-type="float" office:value="-0.00273459940857211" calcext:value-type="float">
            <text:p>-0,00273459940857211</text:p>
          </table:table-cell>
          <table:table-cell table:style-name="InterimResult" table:formula="of:=(SIN(RADIANS([.E78])) * COS([.$H$72]) - COS(RADIANS([.E78])) * SIN([.$H$72]) * COS([.$I$72] - RADIANS([.C78]))) / COS([.G79])" office:value-type="float" office:value="0.999996260976047" calcext:value-type="float">
            <text:p>0,999996260976047</text:p>
          </table:table-cell>
          <table:table-cell table:style-name="InterimResult" table:formula="of:=IF([.J79] &gt; 0; ASIN([.I79]) + [.$G$72]; PI() - ASIN([.I79]) + [.$G$72])" office:value-type="float" office:value="3.36329866593318" calcext:value-type="float">
            <text:p>3,36329866593318</text:p>
          </table:table-cell>
          <table:table-cell table:style-name="InterimResult" table:formula="of:=MOD(DEGREES([.K79]); 360)" office:value-type="float" office:value="192.702818799951" calcext:value-type="float">
            <text:p>192,702818799951</text:p>
          </table:table-cell>
          <table:table-cell table:number-columns-repeated="52"/>
        </table:table-row>
        <table:table-row table:style-name="ro8">
          <table:table-cell/>
          <table:table-cell table:style-name="Calc" table:number-columns-repeated="5"/>
          <table:table-cell table:style-name="InterimResult" table:number-columns-repeated="6"/>
          <table:table-cell table:number-columns-repeated="52"/>
        </table:table-row>
        <table:table-row table:style-name="ro9">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52"/>
        </table:table-row>
        <table:table-row table:style-name="ro8">
          <table:table-cell/>
          <table:table-cell table:style-name="CalcBoxBottom" table:number-columns-repeated="5"/>
          <table:table-cell table:style-name="InterimResult" table:number-columns-repeated="6"/>
          <table:table-cell table:number-columns-repeated="52"/>
        </table:table-row>
        <table:table-row table:style-name="ro3">
          <table:table-cell table:style-name="VerticalSpacing" table:number-columns-repeated="6"/>
          <table:table-cell table:number-columns-repeated="6"/>
          <table:table-cell table:style-name="VerticalSpacing" table:number-columns-repeated="52"/>
        </table:table-row>
        <table:table-row table:style-name="ro5">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87]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9]; 4)" office:value-type="float" office:value="6.8781" calcext:value-type="float">
            <text:p>6,8781</text:p>
          </table:table-cell>
          <table:table-cell table:style-name="Calc" office:value-type="string" calcext:value-type="string">
            <text:p>Y:</text:p>
          </table:table-cell>
          <table:table-cell table:style-name="CalcResult" table:formula="of:=ROUND([.L89]; 4)" office:value-type="float" office:value="17.8994" calcext:value-type="float">
            <text:p>17,8994</text:p>
          </table:table-cell>
          <table:table-cell table:style-name="Calc" office:value-type="string" calcext:value-type="string">
            <text:p>Z:</text:p>
          </table:table-cell>
          <table:table-cell table:style-name="CalcResult" table:formula="of:=ROUND([.M89];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87] * COS(RADIANS([.E87])) * COS(RADIANS([.C87]))" office:value-type="float" office:value="6.87809833810034" calcext:value-type="float">
            <text:p>6,87809833810034</text:p>
          </table:table-cell>
          <table:table-cell table:style-name="InterimResult" table:formula="of:=[.G87] * COS(RADIANS([.E87])) * SIN(RADIANS([.C87]))" office:value-type="float" office:value="17.8993810966957" calcext:value-type="float">
            <text:p>17,8993810966957</text:p>
          </table:table-cell>
          <table:table-cell table:style-name="InterimResult" table:formula="of:=[.G87] * SIN(RADIANS([.E87]))"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9] * ParsecInLY; 4)" office:value-type="float" office:value="22.4334" calcext:value-type="float">
            <text:p>22,4334</text:p>
          </table:table-cell>
          <table:table-cell table:style-name="Calc" office:value-type="string" calcext:value-type="string">
            <text:p>Y:</text:p>
          </table:table-cell>
          <table:table-cell table:style-name="CalcResult" table:formula="of:=ROUND([.L89] * ParsecInLY; 4)" office:value-type="float" office:value="58.38" calcext:value-type="float">
            <text:p>58,38</text:p>
          </table:table-cell>
          <table:table-cell table:style-name="Calc" office:value-type="string" calcext:value-type="string">
            <text:p>Z:</text:p>
          </table:table-cell>
          <table:table-cell table:style-name="CalcResult" table:formula="of:=ROUND([.M89]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96]; 2)" office:value-type="float" office:value="26.85" calcext:value-type="float">
            <text:p>26,85</text:p>
          </table:table-cell>
          <table:table-cell table:style-name="Calc" office:value-type="string" calcext:value-type="string">
            <text:p>°C or</text:p>
          </table:table-cell>
          <table:table-cell table:style-name="CalcResult" table:formula="of:=ROUND([.I96]; 2)" office:value-type="float" office:value="80.33" calcext:value-type="float">
            <text:p>80,33</text:p>
          </table:table-cell>
          <table:table-cell table:style-name="Calc" office:value-type="string" calcext:value-type="string">
            <text:p>°F</text:p>
          </table:table-cell>
          <table:table-cell table:style-name="InterimResult" table:formula="of:=[.B96] + AbsoluteZero" office:value-type="float" office:value="26.85" calcext:value-type="float">
            <text:p>26,85</text:p>
          </table:table-cell>
          <table:table-cell table:style-name="InterimResult" table:formula="of:=[.B9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9]; 2)" office:value-type="float" office:value="293.15" calcext:value-type="float">
            <text:p>293,15</text:p>
          </table:table-cell>
          <table:table-cell table:style-name="Calc" office:value-type="string" calcext:value-type="string">
            <text:p>K or</text:p>
          </table:table-cell>
          <table:table-cell table:style-name="CalcResult" table:formula="of:=ROUND([.I99]; 2)" office:value-type="float" office:value="68" calcext:value-type="float">
            <text:p>68</text:p>
          </table:table-cell>
          <table:table-cell table:style-name="Calc" office:value-type="string" calcext:value-type="string">
            <text:p>°F</text:p>
          </table:table-cell>
          <table:table-cell table:style-name="InterimResult" table:formula="of:=[.B99] - AbsoluteZero" office:value-type="float" office:value="293.15" calcext:value-type="float">
            <text:p>293,15</text:p>
          </table:table-cell>
          <table:table-cell table:style-name="InterimResult" table:formula="of:=[.B9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102]; 2)" office:value-type="float" office:value="26.67" calcext:value-type="float">
            <text:p>26,67</text:p>
          </table:table-cell>
          <table:table-cell table:style-name="Calc" office:value-type="string" calcext:value-type="string">
            <text:p>°C or</text:p>
          </table:table-cell>
          <table:table-cell table:style-name="CalcResult" table:formula="of:=ROUND([.I102]; 2)" office:value-type="float" office:value="299.82" calcext:value-type="float">
            <text:p>299,82</text:p>
          </table:table-cell>
          <table:table-cell table:style-name="Calc" office:value-type="string" calcext:value-type="string">
            <text:p>K</text:p>
          </table:table-cell>
          <table:table-cell table:style-name="InterimResult" table:formula="of:=([.B102] - 32) * 5 / 9" office:value-type="float" office:value="26.6666666666667" calcext:value-type="float">
            <text:p>26,6666666666667</text:p>
          </table:table-cell>
          <table:table-cell table:style-name="InterimResult" table:formula="of:=([.B10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108]; 8)" office:value-type="float" office:value="1000" calcext:value-type="float">
            <text:p>1000</text:p>
          </table:table-cell>
          <table:table-cell table:style-name="Calc" office:value-type="string" calcext:value-type="string">
            <text:p>mm or</text:p>
          </table:table-cell>
          <table:table-cell table:style-name="CalcResult" table:formula="of:=ROUND([.I108]; 8)" office:value-type="float" office:value="100" calcext:value-type="float">
            <text:p>100</text:p>
          </table:table-cell>
          <table:table-cell table:style-name="Calc" office:value-type="string" calcext:value-type="string">
            <text:p>cm or</text:p>
          </table:table-cell>
          <table:table-cell table:style-name="InterimResult" table:formula="of:=[.B108] * 1000" office:value-type="float" office:value="1000" calcext:value-type="float">
            <text:p>1000</text:p>
          </table:table-cell>
          <table:table-cell table:style-name="InterimResult" table:formula="of:=[.B10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9]; 8)" office:value-type="float" office:value="0.001" calcext:value-type="float">
            <text:p>0,001</text:p>
          </table:table-cell>
          <table:table-cell table:style-name="Calc" office:value-type="string" calcext:value-type="string">
            <text:p>km or</text:p>
          </table:table-cell>
          <table:table-cell table:style-name="CalcResult" table:formula="of:=ROUND([.K109]; 8)" office:value-type="float" office:value="0" calcext:value-type="float">
            <text:p>0</text:p>
          </table:table-cell>
          <table:table-cell table:style-name="Calc" office:value-type="string" calcext:value-type="string">
            <text:p>in or</text:p>
          </table:table-cell>
          <table:table-cell table:style-name="InterimResult" table:formula="of:=[.B108] / 1000" office:value-type="float" office:value="0.001" calcext:value-type="float">
            <text:p>0,001</text:p>
          </table:table-cell>
          <table:table-cell table:style-name="InterimResult" table:formula="of:=[.B108] / InternationalInch" office:value-type="float" office:value="39.3700787401575" calcext:value-type="float">
            <text:p>39,3700787401575</text:p>
          </table:table-cell>
          <table:table-cell table:style-name="InterimResult" table:formula="of:=[.B10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109]; 8)" office:value-type="float" office:value="3.2808399" calcext:value-type="float">
            <text:p>3,2808399</text:p>
          </table:table-cell>
          <table:table-cell table:style-name="Calc" office:value-type="string" calcext:value-type="string">
            <text:p>ft or</text:p>
          </table:table-cell>
          <table:table-cell table:style-name="CalcResult" table:formula="of:=ROUND([.H110]; 8)" office:value-type="float" office:value="1.0936133" calcext:value-type="float">
            <text:p>1,0936133</text:p>
          </table:table-cell>
          <table:table-cell table:style-name="Calc" office:value-type="string" calcext:value-type="string">
            <text:p>yd or</text:p>
          </table:table-cell>
          <table:table-cell table:style-name="InterimResult" table:formula="of:=[.B108] / InternationalYard" office:value-type="float" office:value="1.09361329833771" calcext:value-type="float">
            <text:p>1,09361329833771</text:p>
          </table:table-cell>
          <table:table-cell table:style-name="InterimResult" table:formula="of:=[.B108] / InternationalMile" office:value-type="float" office:value="0.000621371192237334" calcext:value-type="float">
            <text:p>0,000621371192237334</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11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14]; 8)" office:value-type="float" office:value="25.4" calcext:value-type="float">
            <text:p>25,4</text:p>
          </table:table-cell>
          <table:table-cell table:style-name="Calc" office:value-type="string" calcext:value-type="string">
            <text:p>mm or</text:p>
          </table:table-cell>
          <table:table-cell table:style-name="CalcResult" table:formula="of:=ROUND([.I114]; 8)" office:value-type="float" office:value="2.54" calcext:value-type="float">
            <text:p>2,54</text:p>
          </table:table-cell>
          <table:table-cell table:style-name="Calc" office:value-type="string" calcext:value-type="string">
            <text:p>cm or</text:p>
          </table:table-cell>
          <table:table-cell table:style-name="InterimResult" table:formula="of:=[.B114] * InternationalInch * 1000" office:value-type="float" office:value="25.4" calcext:value-type="float">
            <text:p>25,4</text:p>
          </table:table-cell>
          <table:table-cell table:style-name="InterimResult" table:formula="of:=[.B11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254" calcext:value-type="float">
            <text:p>0,0254</text:p>
          </table:table-cell>
          <table:table-cell table:style-name="Calc" office:value-type="string" calcext:value-type="string">
            <text:p>m or</text:p>
          </table:table-cell>
          <table:table-cell table:style-name="CalcResult" table:formula="of:=ROUND([.I115]; 8)" office:value-type="float" office:value="0.0000254" calcext:value-type="float">
            <text:p>0,0000254</text:p>
          </table:table-cell>
          <table:table-cell table:style-name="Calc" office:value-type="string" calcext:value-type="string">
            <text:p>km</text:p>
          </table:table-cell>
          <table:table-cell table:style-name="InterimResult" table:formula="of:=[.B114] * InternationalInch" office:value-type="float" office:value="0.0254" calcext:value-type="float">
            <text:p>0,0254</text:p>
          </table:table-cell>
          <table:table-cell table:style-name="InterimResult" table:formula="of:=[.B114] * InternationalInch / 1000" office:value-type="float" office:value="0.0000254" calcext:value-type="float">
            <text:p>0,000025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17]; 8)" office:value-type="float" office:value="304.8" calcext:value-type="float">
            <text:p>304,8</text:p>
          </table:table-cell>
          <table:table-cell table:style-name="Calc" office:value-type="string" calcext:value-type="string">
            <text:p>mm or</text:p>
          </table:table-cell>
          <table:table-cell table:style-name="CalcResult" table:formula="of:=ROUND([.I117]; 8)" office:value-type="float" office:value="30.48" calcext:value-type="float">
            <text:p>30,48</text:p>
          </table:table-cell>
          <table:table-cell table:style-name="Calc" office:value-type="string" calcext:value-type="string">
            <text:p>cm or</text:p>
          </table:table-cell>
          <table:table-cell table:style-name="InterimResult" table:formula="of:=[.B117] * InternationalFoot * 1000" office:value-type="float" office:value="304.8" calcext:value-type="float">
            <text:p>304,8</text:p>
          </table:table-cell>
          <table:table-cell table:style-name="InterimResult" table:formula="of:=[.B11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3048" calcext:value-type="float">
            <text:p>0,3048</text:p>
          </table:table-cell>
          <table:table-cell table:style-name="Calc" office:value-type="string" calcext:value-type="string">
            <text:p>m or</text:p>
          </table:table-cell>
          <table:table-cell table:style-name="CalcResult" table:formula="of:=ROUND([.I118]; 8)" office:value-type="float" office:value="0.0003048" calcext:value-type="float">
            <text:p>0,0003048</text:p>
          </table:table-cell>
          <table:table-cell table:style-name="Calc" office:value-type="string" calcext:value-type="string">
            <text:p>km</text:p>
          </table:table-cell>
          <table:table-cell table:style-name="InterimResult" table:formula="of:=[.B117] * InternationalFoot" office:value-type="float" office:value="0.3048" calcext:value-type="float">
            <text:p>0,3048</text:p>
          </table:table-cell>
          <table:table-cell table:style-name="InterimResult" table:formula="of:=[.B11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20]; 8)" office:value-type="float" office:value="914.4" calcext:value-type="float">
            <text:p>914,4</text:p>
          </table:table-cell>
          <table:table-cell table:style-name="Calc" office:value-type="string" calcext:value-type="string">
            <text:p>mm or</text:p>
          </table:table-cell>
          <table:table-cell table:style-name="CalcResult" table:formula="of:=ROUND([.I120]; 8)" office:value-type="float" office:value="91.44" calcext:value-type="float">
            <text:p>91,44</text:p>
          </table:table-cell>
          <table:table-cell table:style-name="Calc" office:value-type="string" calcext:value-type="string">
            <text:p>cm or</text:p>
          </table:table-cell>
          <table:table-cell table:style-name="InterimResult" table:formula="of:=[.B120] * InternationalYard * 1000" office:value-type="float" office:value="914.4" calcext:value-type="float">
            <text:p>914,4</text:p>
          </table:table-cell>
          <table:table-cell table:style-name="InterimResult" table:formula="of:=[.B12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1]; 8)" office:value-type="float" office:value="0.9144" calcext:value-type="float">
            <text:p>0,9144</text:p>
          </table:table-cell>
          <table:table-cell table:style-name="Calc" office:value-type="string" calcext:value-type="string">
            <text:p>m or</text:p>
          </table:table-cell>
          <table:table-cell table:style-name="CalcResult" table:formula="of:=ROUND([.I121]; 8)" office:value-type="float" office:value="0.0009144" calcext:value-type="float">
            <text:p>0,0009144</text:p>
          </table:table-cell>
          <table:table-cell table:style-name="Calc" office:value-type="string" calcext:value-type="string">
            <text:p>km</text:p>
          </table:table-cell>
          <table:table-cell table:style-name="InterimResult" table:formula="of:=[.B120] * InternationalYard" office:value-type="float" office:value="0.9144" calcext:value-type="float">
            <text:p>0,9144</text:p>
          </table:table-cell>
          <table:table-cell table:style-name="InterimResult" table:formula="of:=[.B12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23]; 8)" office:value-type="float" office:value="1609344" calcext:value-type="float">
            <text:p>1609344</text:p>
          </table:table-cell>
          <table:table-cell table:style-name="Calc" office:value-type="string" calcext:value-type="string">
            <text:p>mm or</text:p>
          </table:table-cell>
          <table:table-cell table:style-name="CalcResult" table:formula="of:=ROUND([.I123]; 8)" office:value-type="float" office:value="160934.4" calcext:value-type="float">
            <text:p>160934,4</text:p>
          </table:table-cell>
          <table:table-cell table:style-name="Calc" office:value-type="string" calcext:value-type="string">
            <text:p>cm or</text:p>
          </table:table-cell>
          <table:table-cell table:style-name="InterimResult" table:formula="of:=[.B123] * InternationalMile * 1000" office:value-type="float" office:value="1609344" calcext:value-type="float">
            <text:p>1609344</text:p>
          </table:table-cell>
          <table:table-cell table:style-name="InterimResult" table:formula="of:=[.B12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4]; 8)" office:value-type="float" office:value="1609.344" calcext:value-type="float">
            <text:p>1609,344</text:p>
          </table:table-cell>
          <table:table-cell table:style-name="Calc" office:value-type="string" calcext:value-type="string">
            <text:p>m or</text:p>
          </table:table-cell>
          <table:table-cell table:style-name="CalcResult" table:formula="of:=ROUND([.I124]; 8)" office:value-type="float" office:value="1.609344" calcext:value-type="float">
            <text:p>1,609344</text:p>
          </table:table-cell>
          <table:table-cell table:style-name="Calc" office:value-type="string" calcext:value-type="string">
            <text:p>km</text:p>
          </table:table-cell>
          <table:table-cell table:style-name="InterimResult" table:formula="of:=[.B123] * InternationalMile" office:value-type="float" office:value="1609.344" calcext:value-type="float">
            <text:p>1609,344</text:p>
          </table:table-cell>
          <table:table-cell table:style-name="InterimResult" table:formula="of:=[.B12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30]; 8)" office:value-type="float" office:value="10000" calcext:value-type="float">
            <text:p>10000</text:p>
          </table:table-cell>
          <table:table-cell table:style-name="Calc" office:value-type="string" calcext:value-type="string">
            <text:p>cm² or</text:p>
          </table:table-cell>
          <table:table-cell table:style-name="CalcResult" table:formula="of:=ROUND([.I130]; 8)" office:value-type="float" office:value="0.000001" calcext:value-type="float">
            <text:p>0,000001</text:p>
          </table:table-cell>
          <table:table-cell table:style-name="Calc" office:value-type="string" calcext:value-type="string">
            <text:p>km² or</text:p>
          </table:table-cell>
          <table:table-cell table:style-name="InterimResult" table:formula="of:=[.B130] * 100^2" office:value-type="float" office:value="10000" calcext:value-type="float">
            <text:p>10000</text:p>
          </table:table-cell>
          <table:table-cell table:style-name="InterimResult" table:formula="of:=[.B130] / 1000^2" office:value-type="float" office:value="0.000001" calcext:value-type="float">
            <text:p>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1]; 8)" office:value-type="float" office:value="10.76386755" calcext:value-type="float">
            <text:p>10,76386755</text:p>
          </table:table-cell>
          <table:table-cell table:style-name="Calc" office:value-type="string" calcext:value-type="string">
            <text:p>sq ft or</text:p>
          </table:table-cell>
          <table:table-cell table:style-name="CalcResult" table:formula="of:=ROUND([.I131]; 8)" office:value-type="float" office:value="0.0002471" calcext:value-type="float">
            <text:p>0,0002471</text:p>
          </table:table-cell>
          <table:table-cell table:style-name="Calc" office:value-type="string" calcext:value-type="string">
            <text:p>acre or</text:p>
          </table:table-cell>
          <table:table-cell table:style-name="InterimResult" table:formula="of:=[.B130] / SquareFoot" office:value-type="float" office:value="10.7638675480265" calcext:value-type="float">
            <text:p>10,7638675480265</text:p>
          </table:table-cell>
          <table:table-cell table:style-name="InterimResult" table:formula="of:=[.B130] / Acre" office:value-type="float" office:value="0.000247104369225325" calcext:value-type="float">
            <text:p>0,000247104369225325</text:p>
          </table:table-cell>
          <table:table-cell table:style-name="InterimResult" table:formula="of:=[.B13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13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35]; 8)" office:value-type="float" office:value="929.0341" calcext:value-type="float">
            <text:p>929,0341</text:p>
          </table:table-cell>
          <table:table-cell table:style-name="Calc" office:value-type="string" calcext:value-type="string">
            <text:p>cm² or</text:p>
          </table:table-cell>
          <table:table-cell table:style-name="CalcResult" table:formula="of:=ROUND([.I135]; 8)" office:value-type="float" office:value="0.09290341" calcext:value-type="float">
            <text:p>0,09290341</text:p>
          </table:table-cell>
          <table:table-cell table:style-name="Calc" office:value-type="string" calcext:value-type="string">
            <text:p>m² or</text:p>
          </table:table-cell>
          <table:table-cell table:style-name="InterimResult" table:formula="of:=[.B135] * SquareFoot * 100^2" office:value-type="float" office:value="929.0341" calcext:value-type="float">
            <text:p>929,0341</text:p>
          </table:table-cell>
          <table:table-cell table:style-name="InterimResult" table:formula="of:=[.B13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35] * SquareFoot / 1000^2" office:value-type="float" office:value="0.00000009290341" calcext:value-type="float">
            <text:p>0,0000000929034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38]; 8)" office:value-type="float" office:value="40468730" calcext:value-type="float">
            <text:p>40468730</text:p>
          </table:table-cell>
          <table:table-cell table:style-name="Calc" office:value-type="string" calcext:value-type="string">
            <text:p>cm² or</text:p>
          </table:table-cell>
          <table:table-cell table:style-name="CalcResult" table:formula="of:=ROUND([.I138]; 8)" office:value-type="float" office:value="4046.873" calcext:value-type="float">
            <text:p>4046,873</text:p>
          </table:table-cell>
          <table:table-cell table:style-name="Calc" office:value-type="string" calcext:value-type="string">
            <text:p>m² or</text:p>
          </table:table-cell>
          <table:table-cell table:style-name="InterimResult" table:formula="of:=[.B138] * Acre * 100^2" office:value-type="float" office:value="40468730" calcext:value-type="float">
            <text:p>40468730</text:p>
          </table:table-cell>
          <table:table-cell table:style-name="InterimResult" table:formula="of:=[.B13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3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4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4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41] * SquareMile * 100^2" office:value-type="float" office:value="25899881103.36" calcext:value-type="float">
            <text:p>25899881103,36</text:p>
          </table:table-cell>
          <table:table-cell table:style-name="InterimResult" table:formula="of:=[.B14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4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48]; 8)" office:value-type="float" office:value="1000" calcext:value-type="float">
            <text:p>1000</text:p>
          </table:table-cell>
          <table:table-cell table:style-name="Calc" office:value-type="string" calcext:value-type="string">
            <text:p>l or</text:p>
          </table:table-cell>
          <table:table-cell table:style-name="CalcResult" table:formula="of:=ROUND([.I148]; 8)" office:value-type="float" office:value="0" calcext:value-type="float">
            <text:p>0</text:p>
          </table:table-cell>
          <table:table-cell table:style-name="Calc" office:value-type="string" calcext:value-type="string">
            <text:p>km³ or</text:p>
          </table:table-cell>
          <table:table-cell table:style-name="InterimResult" table:formula="of:=[.B148] * 10^3" office:value-type="float" office:value="1000" calcext:value-type="float">
            <text:p>1000</text:p>
          </table:table-cell>
          <table:table-cell table:style-name="InterimResult" table:formula="of:=[.B148] / 1000^3" office:value-type="float" office:value="0.000000001" calcext:value-type="float">
            <text:p>0,00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9]; 8)" office:value-type="float" office:value="35.31466672" calcext:value-type="float">
            <text:p>35,31466672</text:p>
          </table:table-cell>
          <table:table-cell table:style-name="Calc" office:value-type="string" calcext:value-type="string">
            <text:p>cu ft or</text:p>
          </table:table-cell>
          <table:table-cell table:style-name="InterimResult" table:formula="of:=[.B148] / CubicInch" office:value-type="float" office:value="61023.7440947323" calcext:value-type="float">
            <text:p>61023,7440947323</text:p>
          </table:table-cell>
          <table:table-cell table:style-name="InterimResult" table:formula="of:=[.B148] / CubicFoot" office:value-type="float" office:value="35.3146667214886" calcext:value-type="float">
            <text:p>35,3146667214886</text:p>
          </table:table-cell>
          <table:table-cell table:style-name="InterimResult" table:formula="of:=[.B14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14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53]; 8)" office:value-type="float" office:value="0.01638706" calcext:value-type="float">
            <text:p>0,01638706</text:p>
          </table:table-cell>
          <table:table-cell table:style-name="Calc" office:value-type="string" calcext:value-type="string">
            <text:p>l or</text:p>
          </table:table-cell>
          <table:table-cell table:style-name="CalcResult" table:formula="of:=ROUND([.I153]; 8)" office:value-type="float" office:value="0.00001639" calcext:value-type="float">
            <text:p>0,00001639</text:p>
          </table:table-cell>
          <table:table-cell table:style-name="Calc" office:value-type="string" calcext:value-type="string">
            <text:p>m³ or</text:p>
          </table:table-cell>
          <table:table-cell table:style-name="InterimResult" table:formula="of:=[.B153] * CubicInch * 1000" office:value-type="float" office:value="0.016387064" calcext:value-type="float">
            <text:p>0,016387064</text:p>
          </table:table-cell>
          <table:table-cell table:style-name="InterimResult" table:formula="of:=[.B153] * CubicInch" office:value-type="float" office:value="0.000016387064" calcext:value-type="float">
            <text:p>0,00001638706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56]; 8)" office:value-type="float" office:value="28.31684659" calcext:value-type="float">
            <text:p>28,31684659</text:p>
          </table:table-cell>
          <table:table-cell table:style-name="Calc" office:value-type="string" calcext:value-type="string">
            <text:p>l or</text:p>
          </table:table-cell>
          <table:table-cell table:style-name="CalcResult" table:formula="of:=ROUND([.I156]; 8)" office:value-type="float" office:value="0.02831685" calcext:value-type="float">
            <text:p>0,02831685</text:p>
          </table:table-cell>
          <table:table-cell table:style-name="Calc" office:value-type="string" calcext:value-type="string">
            <text:p>m³ or</text:p>
          </table:table-cell>
          <table:table-cell table:style-name="InterimResult" table:formula="of:=[.B156] * CubicFoot * 1000" office:value-type="float" office:value="28.316846592" calcext:value-type="float">
            <text:p>28,316846592</text:p>
          </table:table-cell>
          <table:table-cell table:style-name="InterimResult" table:formula="of:=[.B15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9] * CubicMile * 1000" office:value-type="float" office:value="4168181825440.58" calcext:value-type="float">
            <text:p>4168181825440,58</text:p>
          </table:table-cell>
          <table:table-cell table:style-name="InterimResult" table:formula="of:=[.B15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6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66]; 8)" office:value-type="float" office:value="1000" calcext:value-type="float">
            <text:p>1000</text:p>
          </table:table-cell>
          <table:table-cell table:style-name="Calc" office:value-type="string" calcext:value-type="string">
            <text:p>g or</text:p>
          </table:table-cell>
          <table:table-cell table:style-name="CalcResult" table:formula="of:=ROUND([.I166]; 8)" office:value-type="float" office:value="0.001" calcext:value-type="float">
            <text:p>0,001</text:p>
          </table:table-cell>
          <table:table-cell table:style-name="Calc" office:value-type="string" calcext:value-type="string">
            <text:p>t or</text:p>
          </table:table-cell>
          <table:table-cell table:style-name="InterimResult" table:formula="of:=[.B166] * 1000" office:value-type="float" office:value="1000" calcext:value-type="float">
            <text:p>1000</text:p>
          </table:table-cell>
          <table:table-cell table:style-name="InterimResult" table:formula="of:=[.B16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67]; 8)" office:value-type="float" office:value="35.27396195" calcext:value-type="float">
            <text:p>35,27396195</text:p>
          </table:table-cell>
          <table:table-cell table:style-name="Calc" office:value-type="string" calcext:value-type="string">
            <text:p>oz or</text:p>
          </table:table-cell>
          <table:table-cell table:style-name="CalcResult" table:formula="of:=ROUND([.I167]; 8)" office:value-type="float" office:value="2.20462262" calcext:value-type="float">
            <text:p>2,20462262</text:p>
          </table:table-cell>
          <table:table-cell table:style-name="Calc" office:value-type="string" calcext:value-type="string">
            <text:p>lbs or</text:p>
          </table:table-cell>
          <table:table-cell table:style-name="InterimResult" table:formula="of:=[.B166] / Ounce" office:value-type="float" office:value="35.2739619495804" calcext:value-type="float">
            <text:p>35,2739619495804</text:p>
          </table:table-cell>
          <table:table-cell table:style-name="InterimResult" table:formula="of:=[.B166] / Pound" office:value-type="float" office:value="2.20462262184878" calcext:value-type="float">
            <text:p>2,20462262184878</text:p>
          </table:table-cell>
          <table:table-cell table:style-name="InterimResult" table:formula="of:=[.B166] / Ton" office:value-type="float" office:value="0.00110231131092439" calcext:value-type="float">
            <text:p>0,00110231131092439</text:p>
          </table:table-cell>
          <table:table-cell table:number-columns-repeated="54"/>
        </table:table-row>
        <table:table-row table:style-name="ro8">
          <table:table-cell/>
          <table:table-cell table:style-name="CalcResult"/>
          <table:table-cell table:style-name="Calc"/>
          <table:table-cell table:style-name="CalcResult" table:formula="of:=ROUND([.J16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71]; 8)" office:value-type="float" office:value="28.34952313" calcext:value-type="float">
            <text:p>28,34952313</text:p>
          </table:table-cell>
          <table:table-cell table:style-name="Calc" office:value-type="string" calcext:value-type="string">
            <text:p>g or</text:p>
          </table:table-cell>
          <table:table-cell table:style-name="CalcResult" table:formula="of:=ROUND([.I171]; 8)" office:value-type="float" office:value="0.02834952" calcext:value-type="float">
            <text:p>0,02834952</text:p>
          </table:table-cell>
          <table:table-cell table:style-name="Calc" office:value-type="string" calcext:value-type="string">
            <text:p>kg or</text:p>
          </table:table-cell>
          <table:table-cell table:style-name="InterimResult" table:formula="of:=[.B171] * Ounce * 1000" office:value-type="float" office:value="28.349523125" calcext:value-type="float">
            <text:p>28,349523125</text:p>
          </table:table-cell>
          <table:table-cell table:style-name="InterimResult" table:formula="of:=[.B17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7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71] * Ounce / 1000" office:value-type="float" office:value="0.000028349523125" calcext:value-type="float">
            <text:p>0,00002834952312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74]; 8)" office:value-type="float" office:value="453.59237" calcext:value-type="float">
            <text:p>453,59237</text:p>
          </table:table-cell>
          <table:table-cell table:style-name="Calc" office:value-type="string" calcext:value-type="string">
            <text:p>g or</text:p>
          </table:table-cell>
          <table:table-cell table:style-name="CalcResult" table:formula="of:=ROUND([.I174]; 8)" office:value-type="float" office:value="0.45359237" calcext:value-type="float">
            <text:p>0,45359237</text:p>
          </table:table-cell>
          <table:table-cell table:style-name="Calc" office:value-type="string" calcext:value-type="string">
            <text:p>kg or</text:p>
          </table:table-cell>
          <table:table-cell table:style-name="InterimResult" table:formula="of:=[.B174] * Pound * 1000" office:value-type="float" office:value="453.59237" calcext:value-type="float">
            <text:p>453,59237</text:p>
          </table:table-cell>
          <table:table-cell table:style-name="InterimResult" table:formula="of:=[.B17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7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7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77]; 8)" office:value-type="float" office:value="907184.74" calcext:value-type="float">
            <text:p>907184,74</text:p>
          </table:table-cell>
          <table:table-cell table:style-name="Calc" office:value-type="string" calcext:value-type="string">
            <text:p>g or</text:p>
          </table:table-cell>
          <table:table-cell table:style-name="CalcResult" table:formula="of:=ROUND([.I177]; 8)" office:value-type="float" office:value="907.18474" calcext:value-type="float">
            <text:p>907,18474</text:p>
          </table:table-cell>
          <table:table-cell table:style-name="Calc" office:value-type="string" calcext:value-type="string">
            <text:p>kg or</text:p>
          </table:table-cell>
          <table:table-cell table:style-name="InterimResult" table:formula="of:=[.B177] * Ton * 1000" office:value-type="float" office:value="907184.74" calcext:value-type="float">
            <text:p>907184,74</text:p>
          </table:table-cell>
          <table:table-cell table:style-name="InterimResult" table:formula="of:=[.B17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7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7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sult" table:formula="of:=[.F187]" office:value-type="float" office:value="200" calcext:value-type="float">
            <text:p>200</text:p>
          </table:table-cell>
          <table:table-cell table:style-name="Calc" office:value-type="string" calcext:value-type="string">
            <text:p>, or scientific:</text:p>
          </table:table-cell>
          <table:table-cell table:style-name="CalcResultScientific" table:formula="of:=[.F187]" office:value-type="float" office:value="200" calcext:value-type="float">
            <text:p>2,00E+02</text:p>
          </table:table-cell>
          <table:table-cell table:style-name="Calc"/>
          <table:table-cell table:style-name="InterimResult" table:formula="of:=COM.MICROSOFT.IFS([.C184] = &quot;+&quot;; [.B184] + [.D184]; [.C184] = &quot;-&quot;; [.B184] - [.D184]; [.C184] = &quot;*&quot;; [.B184] * [.D184]; [.C184] = &quot;/&quot;; [.B184] / [.D184]; [.C184] = &quot;^&quot;; [.B184] ^ [.D18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9">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385">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0"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24"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26"/>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 1000; 0)" office:value-type="string" office:string-value="149.597.871" calcext:value-type="string">
            <text:p>149.597.871</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6"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27"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28"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9">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3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2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64"/>
        </table:table-row>
        <table:table-row table:style-name="ro8">
          <table:table-cell/>
          <table:table-cell table:style-name="CalcBoxTop"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Mass of object:</text:p>
          </table:table-cell>
          <table:table-cell table:style-name="Input" office:value-type="float" office:value="1200" calcext:value-type="float">
            <text:p>1200</text:p>
          </table:table-cell>
          <table:table-cell table:style-name="Calc" office:value-type="string" calcext:value-type="string">
            <text:p>kg or</text:p>
          </table:table-cell>
          <table:table-cell table:style-name="CalcResult" table:formula="of:=FIXED([.C76] / 1000; 2)" office:value-type="string" office:string-value="1,20" calcext:value-type="string">
            <text:p>1,20</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53"/>
        </table:table-row>
        <table:table-row table:style-name="ro8">
          <table:table-cell/>
          <table:table-cell table:style-name="Calc" office:value-type="string" calcext:value-type="string">
            <text:p>Velocity of object:</text:p>
          </table:table-cell>
          <table:table-cell table:style-name="Input" office:value-type="float" office:value="3400" calcext:value-type="float">
            <text:p>3400</text:p>
          </table:table-cell>
          <table:table-cell table:style-name="Calc" office:value-type="string" calcext:value-type="string">
            <text:p>m/s or</text:p>
          </table:table-cell>
          <table:table-cell table:style-name="CalcResult" table:formula="of:=IF([.C77] &lt; 100000; FIXED([.C77] / 1000; 2); FIXED([.C77] / 1000; 0))" office:value-type="string" office:string-value="3,40" calcext:value-type="string">
            <text:p>3,40</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1.541" calcext:value-type="string">
            <text:p>1.541</text:p>
          </table:table-cell>
          <table:table-cell table:style-name="Calc" office:value-type="string" calcext:value-type="string">
            <text:p>, kinetic energy:</text:p>
          </table:table-cell>
          <table:table-cell table:style-name="CalcResult" table:formula="of:=IF([.J79] &lt; 100; FIXED([.J79]; 4); FIXED([.J79]; 0))" office:value-type="string" office:string-value="1,8496" calcext:value-type="string">
            <text:p>1,8496</text:p>
          </table:table-cell>
          <table:table-cell table:style-name="Calc" office:value-type="string" calcext:value-type="string">
            <text:p>kt TNT or</text:p>
          </table:table-cell>
          <table:table-cell table:style-name="CalcResultScientific" table:formula="of:=[.K79]" office:value-type="float" office:value="7738726400000" calcext:value-type="float">
            <text:p>7,74E+12</text:p>
          </table:table-cell>
          <table:table-cell table:style-name="Calc" office:value-type="string" calcext:value-type="string">
            <text:p>J</text:p>
          </table:table-cell>
          <table:table-cell table:style-name="InterimResult" table:formula="of:=(0.5 * [.C77]^2) / 4500000 * [.C76]" office:value-type="float" office:value="1541.33333333333" calcext:value-type="float">
            <text:p>1541,33333333333</text:p>
          </table:table-cell>
          <table:table-cell table:style-name="InterimResult" table:formula="of:=[.I79] * [.C76] / 1000000" office:value-type="float" office:value="1.8496" calcext:value-type="float">
            <text:p>1,8496</text:p>
          </table:table-cell>
          <table:table-cell table:style-name="InterimResult" table:formula="of:=[.J79] * KilotonTNT" office:value-type="float" office:value="7738726400000" calcext:value-type="float">
            <text:p>7738726400000</text:p>
          </table:table-cell>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1228" calcext:value-type="string">
            <text:p>0,1228</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122836926984127" calcext:value-type="float">
            <text:p>0,122836926984127</text:p>
          </table:table-cell>
          <table:table-cell table:style-name="InterimResult" table:formula="of:=[.G79] / EnergyTsarBomba" office:value-type="float" office:value="0.0000368510780952381" calcext:value-type="float">
            <text:p>3,68510780952381E-05</text:p>
          </table:table-cell>
          <table:table-cell table:style-name="InterimResult" table:formula="of:=[.G79] / EnergyChicxulub" office:value-type="float" office:value="0.0000000000179970381395349" calcext:value-type="float">
            <text:p>1,79970381395349E-11</text:p>
          </table:table-cell>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9">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53"/>
        </table:table-row>
        <table:table-row table:style-name="ro8">
          <table:table-cell/>
          <table:table-cell table:style-name="CalcBoxBottom" table:number-columns-repeated="7"/>
          <table:table-cell table:style-name="InterimResult" table:number-columns-repeated="3"/>
          <table:table-cell table:number-columns-repeated="53"/>
        </table:table-row>
        <table:table-row table:style-name="ro4" table:number-rows-repeated="1048491">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9">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5" number:title="Benutzerdefiniert">
      <number:scientific-number number:decimal-places="4" number:min-decimal-places="4" number:min-integer-digits="1" number:min-exponent-digits="2" number:exponent-interval="1" number:forced-exponent-sign="true"/>
    </number:number-style>
    <number:number-style style:name="N116" number:title="Benutzerdefiniert">
      <number:text/>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8">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style:font-name="TeX Gyre Heros" fo:font-family="'TeX Gyre Heros'" style:font-style-name="Standard" style:font-pitch="variable" fo:font-size="11pt" fo:language="en" fo:country="US" fo:text-shadow="none" style:font-name-asian="TeX Gyre Heros" style:font-family-asian="'TeX Gyre Heros'" style:font-style-name-asian="Standard"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fo:font-size="16pt" style:font-size-asian="16pt"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text-underline-mode="skip-white-space" style:text-overline-mode="skip-white-space" style:text-line-through-mode="skip-white-space"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5">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6">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8.3.2$Linux_X86_64 LibreOffice_project/48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5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